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ad3d84" officeooo:paragraph-rsid="00b05904"/>
    </style:style>
    <style:style style:name="P34" style:family="paragraph" style:parent-style-name="Table_20_Contents">
      <style:text-properties fo:color="#800000" officeooo:rsid="00b83066" officeooo:paragraph-rsid="00b83066"/>
    </style:style>
    <style:style style:name="P35" style:family="paragraph" style:parent-style-name="Table_20_Contents">
      <style:text-properties style:use-window-font-color="true" officeooo:rsid="00ac9b68" officeooo:paragraph-rsid="00ac9b68"/>
    </style:style>
    <style:style style:name="P36" style:family="paragraph" style:parent-style-name="Table_20_Contents">
      <style:text-properties style:use-window-font-color="true" officeooo:rsid="00ad3d84" officeooo:paragraph-rsid="00ad3d84"/>
    </style:style>
    <style:style style:name="P37" style:family="paragraph" style:parent-style-name="Table_20_Contents">
      <style:text-properties officeooo:rsid="00b4616f" officeooo:paragraph-rsid="00b4616f"/>
    </style:style>
    <style:style style:name="P38" style:family="paragraph" style:parent-style-name="Table_20_Contents">
      <style:text-properties fo:color="#7e0021" officeooo:rsid="00b4616f" officeooo:paragraph-rsid="00b4616f"/>
    </style:style>
    <style:style style:name="P39" style:family="paragraph" style:parent-style-name="Table_20_Contents">
      <style:text-properties fo:color="#7e0021" officeooo:rsid="00b64712" officeooo:paragraph-rsid="00b64712"/>
    </style:style>
    <style:style style:name="P4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Table_20_Heading">
      <style:text-properties officeooo:rsid="00ad3d84" officeooo:paragraph-rsid="00ad3d84"/>
    </style:style>
    <style:style style:name="P43" style:family="paragraph" style:parent-style-name="Table_20_Heading">
      <style:text-properties officeooo:rsid="00b4616f" officeooo:paragraph-rsid="00b4616f"/>
    </style:style>
    <style:style style:name="P44" style:family="paragraph" style:parent-style-name="Text_20_body" style:list-style-name="L1">
      <style:text-properties officeooo:rsid="00a51fa9" officeooo:paragraph-rsid="00a51fa9"/>
    </style:style>
    <style:style style:name="P45" style:family="paragraph" style:parent-style-name="Text_20_body" style:list-style-name="L2">
      <style:text-properties officeooo:rsid="00aa6b2e" officeooo:paragraph-rsid="00aa6b2e"/>
    </style:style>
    <style:style style:name="P46" style:family="paragraph" style:parent-style-name="Text_20_body" style:list-style-name="L3">
      <style:text-properties officeooo:rsid="00aa6b2e" officeooo:paragraph-rsid="00aa6b2e"/>
    </style:style>
    <style:style style:name="P47" style:family="paragraph" style:parent-style-name="Text_20_body" style:list-style-name="L3">
      <style:text-properties officeooo:rsid="00aa6b2e" officeooo:paragraph-rsid="00ac3ffb"/>
    </style:style>
    <style:style style:name="P48" style:family="paragraph" style:parent-style-name="Text_20_body" style:list-style-name="L3">
      <style:text-properties officeooo:rsid="00ac3ffb" officeooo:paragraph-rsid="00ac3ffb"/>
    </style:style>
    <style:style style:name="P49" style:family="paragraph" style:parent-style-name="Text_20_body" style:list-style-name="L4">
      <style:text-properties style:text-underline-style="none" officeooo:rsid="00b83066" officeooo:paragraph-rsid="00b83066"/>
    </style:style>
    <style:style style:name="P50" style:family="paragraph" style:parent-style-name="Text_20_body" style:list-style-name="L4">
      <style:text-properties style:text-underline-style="none" officeooo:rsid="00b8e0d4" officeooo:paragraph-rsid="00b8e0d4"/>
    </style:style>
    <style:style style:name="P51" style:family="paragraph" style:parent-style-name="Text_20_body" style:list-style-name="L4">
      <style:text-properties style:text-underline-style="none" officeooo:rsid="00b99035" officeooo:paragraph-rsid="00b99035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a92b47" officeooo:paragraph-rsid="00a92b47"/>
    </style:style>
    <style:style style:name="P54" style:family="paragraph" style:parent-style-name="Heading_20_2">
      <style:text-properties officeooo:rsid="001e5f29" officeooo:paragraph-rsid="00a51fa9"/>
    </style:style>
    <style:style style:name="P55" style:family="paragraph" style:parent-style-name="Heading_20_2">
      <style:text-properties officeooo:rsid="001e5f29" officeooo:paragraph-rsid="00a92b47"/>
    </style:style>
    <style:style style:name="P56" style:family="paragraph" style:parent-style-name="Heading_20_2">
      <style:text-properties officeooo:rsid="001e5f29" officeooo:paragraph-rsid="00a7aa37"/>
    </style:style>
    <style:style style:name="P57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58" style:family="paragraph" style:parent-style-name="Heading_20_2" style:list-style-name="">
      <style:text-properties officeooo:rsid="00a92b47" officeooo:paragraph-rsid="00a92b47"/>
    </style:style>
    <style:style style:name="P59" style:family="paragraph" style:parent-style-name="Heading_20_2">
      <style:text-properties officeooo:paragraph-rsid="00a7aa37"/>
    </style:style>
    <style:style style:name="P60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61" style:family="paragraph" style:parent-style-name="Table_20_Contents">
      <style:text-properties fo:color="#000000"/>
    </style:style>
    <style:style style:name="P62" style:family="paragraph" style:parent-style-name="Table_20_Contents">
      <style:text-properties fo:color="#000000" officeooo:rsid="00ac9b68" officeooo:paragraph-rsid="00ac9b68"/>
    </style:style>
    <style:style style:name="P63" style:family="paragraph" style:parent-style-name="Table_20_Contents">
      <style:text-properties fo:color="#000000" officeooo:rsid="00b3a310" officeooo:paragraph-rsid="00b3a310"/>
    </style:style>
    <style:style style:name="P64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65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66" style:family="paragraph" style:parent-style-name="Table_20_Contents">
      <style:text-properties fo:color="#000000" style:text-underline-style="none"/>
    </style:style>
    <style:style style:name="P67" style:family="paragraph" style:parent-style-name="Table_20_Contents">
      <style:text-properties fo:color="#000000" style:text-underline-style="none" officeooo:rsid="00ac9b68" officeooo:paragraph-rsid="00ac9b68"/>
    </style:style>
    <style:style style:name="P68" style:family="paragraph" style:parent-style-name="Table_20_Contents">
      <style:text-properties fo:color="#800000" style:text-underline-style="none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fo:color="#ff33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1"><text:a xlink:type="simple" xlink:href="#__RefHeading___Toc829_654413937" text:style-name="Index_20_Link" text:visited-style-name="Index_20_Link">Glosario<text:tab/>2</text:a></text:p>
          <text:p text:style-name="P41"><text:a xlink:type="simple" xlink:href="#__RefHeading___Toc202_1468357306" text:style-name="Index_20_Link" text:visited-style-name="Index_20_Link">Requerimientos<text:tab/>3</text:a></text:p>
          <text:p text:style-name="P40"><text:a xlink:type="simple" xlink:href="#__RefHeading___Toc204_1468357306" text:style-name="Index_20_Link" text:visited-style-name="Index_20_Link">Glosario<text:tab/>3</text:a></text:p>
          <text:p text:style-name="P40"><text:a xlink:type="simple" xlink:href="#__RefHeading___Toc206_1468357306" text:style-name="Index_20_Link" text:visited-style-name="Index_20_Link">Características<text:tab/>3</text:a></text:p>
          <text:p text:style-name="P40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52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52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54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9082850889733330161" text:style-name="L1">
        <text:list-item>
          <text:p text:style-name="P44">Los usuarios autenticados pueden realizar requerimientos, consultar el estado y hacer comentarios.</text:p>
        </text:list-item>
        <text:list-item>
          <text:p text:style-name="P44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44">Los administradores pueden asignar requerimientos a los encargados de área.</text:p>
        </text:list-item>
        <text:list-item>
          <text:p text:style-name="P44">Los encargados pueden hacer comentarios o cambiar el estado del requerimiento, hasta incluso darlo por terminado.</text:p>
        </text:list-item>
        <text:list-item>
          <text:p text:style-name="P44">Los encargados pueden rechazar una asignación y el requerimiento vuelve al administrador.</text:p>
        </text:list-item>
        <text:list-item>
          <text:p text:style-name="P44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57" text:outline-level="2"/>
      <text:h text:style-name="P53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55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58" text:outline-level="1"><text:bookmark-start text:name="__RefHeading___Toc206_146835730689"/>Características<text:bookmark-end text:name="__RefHeading___Toc206_146835730689"/></text:h>
      <text:list xml:id="list7502660471559173591" text:style-name="L2">
        <text:list-item>
          <text:h text:style-name="P45" text:outline-level="1">Gestión de la estructura jerárquica de departamentos de la organización, dividida en secretarías, direcciones y sectores.</text:h>
        </text:list-item>
      </text:list>
      <text:h text:style-name="P53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56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59" text:outline-level="2"><text:bookmark-start text:name="__RefHeading___Toc206_14683573068"/>Características<text:bookmark-end text:name="__RefHeading___Toc206_14683573068"/></text:h>
      <text:list xml:id="list4818895157645861659" text:style-name="L3">
        <text:list-item>
          <text:p text:style-name="P46">Gestión de agentes.</text:p>
        </text:list-item>
        <text:list-item>
          <text:p text:style-name="P47">Gestión de <text:span text:style-name="T8">presentismo (parte, relojes), horas extra</text:span>.</text:p>
        </text:list-item>
        <text:list-item>
          <text:p text:style-name="P48">Gestión de licencias (vacaciones, artículos, comisión, enfermedad, cumpleaños).</text:p>
        </text:list-item>
        <text:list-item>
          <text:p text:style-name="P48">Gestión de antigüedades.</text:p>
        </text:list-item>
        <text:list-item>
          <text:p text:style-name="P48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62">Ex-combatiente, discapacitado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62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62">Mano hábil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62">Estudios, título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63">Fecha certificados</text:p>
          </table:table-cell>
          <table:table-cell table:style-name="Table5.B2" office:value-type="string">
            <text:p text:style-name="P63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65">Obs</text:p>
          </table:table-cell>
          <table:table-cell table:style-name="Table5.B2" office:value-type="string">
            <text:p text:style-name="P64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5">Situación</text:p>
          </table:table-cell>
          <table:table-cell table:style-name="Table5.B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62">Categoría (con historial)</text:p>
          </table:table-cell>
          <table:table-cell table:style-name="Table5.B2" office:value-type="string">
            <text:p text:style-name="P62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5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67">Cargo <text:span text:style-name="T14">(con historial)</text:span></text:p>
          </table:table-cell>
          <table:table-cell table:style-name="Table5.B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35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Fecha fin contrato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62"><text:span text:style-name="T17">Cargos </text:span>Gremiales (con historial)</text:p>
          </table:table-cell>
          <table:table-cell table:style-name="Table5.B2" office:value-type="string">
            <text:p text:style-name="P62">Gremio, cargo, fecha alta, fecha baja</text:p>
          </table:table-cell>
        </table:table-row>
        <table:table-row>
          <table:table-cell table:style-name="Table5.A2" office:value-type="string">
            <text:p text:style-name="P31">Cuenta</text:p>
          </table:table-cell>
          <table:table-cell table:style-name="Table5.B2" office:value-type="string">
            <text:p text:style-name="P31">Banco, número, CBU</text:p>
          </table:table-cell>
        </table:table-row>
        <table:table-row>
          <table:table-cell table:style-name="Table5.A2" office:value-type="string">
            <text:p text:style-name="P42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marca reloj, controla horario, aparece en parte.</text:p>
          </table:table-cell>
        </table:table-row>
        <table:table-row>
          <table:table-cell table:style-name="Table5.A2" office:value-type="string">
            <text:p text:style-name="P42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42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33">Apellido y nombre, documento, sexo, parentesco, fecha de nacimiento, <text:span text:style-name="T12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43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icencias</text:p>
          </table:table-cell>
          <table:table-cell table:style-name="Table5.B2" office:value-type="string">
            <text:p text:style-name="P38">Licencias con año, tipo, inicio, fin, justificado/descuento.</text:p>
            <text:p text:style-name="P39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60" text:outline-level="2">Dudas para la interview</text:h>
      <text:list xml:id="list914843527902199003" text:style-name="L4">
        <text:list-item>
          <text:p text:style-name="P49">La fecha de ingreso a planta existe actualmente?</text:p>
        </text:list-item>
        <text:list-item>
          <text:p text:style-name="P49"><text:soft-page-break/>A que se refiere el estado “Retiro” en motivos de la baja.</text:p>
        </text:list-item>
        <text:list-item>
          <text:p text:style-name="P49"><text:s/><text:span text:style-name="T15">La dependencia en el lugar de trabajo se refiere a la secretaria a la que pertenece?</text:span></text:p>
        </text:list-item>
        <text:list-item>
          <text:p text:style-name="P50">Por que se guarda el lugar de nacimiento? En que infiere y que se guarda(ciudad,país,etc)?</text:p>
        </text:list-item>
        <text:list-item>
          <text:p text:style-name="P50">Existe alguna restricción respecto a los años de residencia?</text:p>
        </text:list-item>
        <text:list-item>
          <text:p text:style-name="P50">Todos los certificados son obligatorios al momento de darse de alta?</text:p>
        </text:list-item>
        <text:list-item>
          <text:p text:style-name="P51">En el horario del lugar de trabajo, a que se refiere con el 2º tramo?</text:p>
          <text:p text:style-name="P5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6T11:26:24.140267648</dc:date>
    <meta:editing-duration>P1DT1H34M23S</meta:editing-duration>
    <meta:editing-cycles>159</meta:editing-cycles>
    <meta:generator>LibreOffice/4.3.7.2$Linux_X86_64 LibreOffice_project/430$Build-2</meta:generator>
    <meta:document-statistic meta:table-count="6" meta:image-count="0" meta:object-count="0" meta:page-count="8" meta:paragraph-count="124" meta:word-count="772" meta:character-count="5141" meta:non-whitespace-character-count="4510"/>
  </office:meta>
</office:document-meta>
</file>